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0.84pt"/>
    </style:style>
    <style:style style:name="co3" style:family="table-column">
      <style:table-column-properties fo:break-before="auto" style:column-width="51.14pt"/>
    </style:style>
    <style:style style:name="co4" style:family="table-column">
      <style:table-column-properties fo:break-before="auto" style:column-width="260.36pt"/>
    </style:style>
    <style:style style:name="co5" style:family="table-column">
      <style:table-column-properties fo:break-before="auto" style:column-width="82.8pt"/>
    </style:style>
    <style:style style:name="co6" style:family="table-column">
      <style:table-column-properties fo:break-before="auto" style:column-width="48.61pt"/>
    </style:style>
    <style:style style:name="co7" style:family="table-column">
      <style:table-column-properties fo:break-before="auto" style:column-width="56.81pt"/>
    </style:style>
    <style:style style:name="co8" style:family="table-column">
      <style:table-column-properties fo:break-before="auto" style:column-width="92.64pt"/>
    </style:style>
    <style:style style:name="co9" style:family="table-column">
      <style:table-column-properties fo:break-before="auto" style:column-width="91.3pt"/>
    </style:style>
    <style:style style:name="ro1" style:family="table-row">
      <style:table-row-properties style:row-height="35.26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2" style:family="table-cell" style:parent-style-name="Default" style:data-style-name="N125">
      <style:table-cell-properties style:text-align-source="fix" style:repeat-content="false"/>
      <style:paragraph-properties fo:text-align="center" fo:margin-left="0pt"/>
    </style:style>
    <style:style style:name="ce33" style:family="table-cell" style:parent-style-name="Default" style:data-style-name="N123">
      <style:table-cell-properties style:text-align-source="fix" style:repeat-content="false"/>
      <style:paragraph-properties fo:text-align="center" fo:margin-left="0pt"/>
    </style:style>
    <style:style style:name="ce4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46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1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pt"/>
    </style:style>
    <style:style style:name="ce30" style:family="table-cell" style:parent-style-name="Default">
      <style:table-cell-properties style:text-align-source="fix" style:repeat-content="false" fo:wrap-option="wrap"/>
      <style:paragraph-properties fo:text-align="center" fo:margin-left="0pt"/>
    </style:style>
    <style:style style:name="ce58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61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</office:automatic-styles>
  <office:body>
    <office:spreadsheet>
      <table:calculation-settings table:automatic-find-labels="false" table:use-regular-expressions="false"/>
      <table:table table:name="Regs-Insns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ce46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number-columns-repeated="2" table:default-cell-style-name="ce31"/>
        <table:table-column table:style-name="co1" table:default-cell-style-name="Default"/>
        <table:table-column table:style-name="co1" table:default-cell-style-name="ce46"/>
        <table:table-column table:style-name="co1" table:number-columns-repeated="2" table:default-cell-style-name="ce58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1004" table:default-cell-style-name="Default"/>
        <table:table-row table:style-name="ro1">
          <table:table-cell table:style-name="ce36" office:value-type="string" calcext:value-type="string">
            <text:p>Opcode</text:p>
          </table:table-cell>
          <table:table-cell table:style-name="ce36" office:value-type="string" calcext:value-type="string">
            <text:p>Format type</text:p>
          </table:table-cell>
          <table:table-cell table:style-name="ce36" office:value-type="string" calcext:value-type="string">
            <text:p>Format Value</text:p>
          </table:table-cell>
          <table:table-cell table:style-name="ce36" office:value-type="string" calcext:value-type="string">
            <text:p>Other field</text:p>
          </table:table-cell>
          <table:table-cell table:style-name="ce36" office:value-type="string" calcext:value-type="string">
            <text:p>Value</text:p>
          </table:table-cell>
          <table:table-cell table:style-name="ce36" office:value-type="string" calcext:value-type="string">
            <text:p>Operation</text:p>
          </table:table-cell>
          <table:table-cell table:style-name="ce47" office:value-type="string" calcext:value-type="string">
            <text:p>Sparc V8 Manual main description page</text:p>
          </table:table-cell>
          <table:table-cell table:style-name="ce47" office:value-type="string" calcext:value-type="string">
            <text:p>Sparc V8 Manual main description Chapter reference</text:p>
          </table:table-cell>
          <table:table-cell table:style-name="ce36" office:value-type="string" calcext:value-type="string">
            <text:p>Insn Category</text:p>
          </table:table-cell>
          <table:table-cell table:style-name="ce36" office:value-type="string" calcext:value-type="string">
            <text:p>Insn Category Index</text:p>
          </table:table-cell>
          <table:table-cell table:style-name="ce36" office:value-type="string" calcext:value-type="string">
            <text:p>Format Index</text:p>
          </table:table-cell>
          <table:table-cell table:style-name="ce30" office:value-type="string" calcext:value-type="string">
            <text:p>Processing Status</text:p>
          </table:table-cell>
          <table:table-cell table:style-name="ce30" office:value-type="string" calcext:value-type="string">
            <text:p>Privilege</text:p>
          </table:table-cell>
          <table:table-cell table:style-name="ce36" office:value-type="string" calcext:value-type="string">
            <text:p>Notes</text:p>
          </table:table-cell>
          <table:table-cell table:style-name="ce47" office:value-type="string" calcext:value-type="string">
            <text:p>Register Type, if any</text:p>
          </table:table-cell>
          <table:table-cell table:style-name="ce36" office:value-type="string" calcext:value-type="string">
            <text:p>ASM Rator Syntax</text:p>
          </table:table-cell>
          <table:table-cell table:style-name="ce36" office:value-type="string" calcext:value-type="string">
            <text:p>Num Args</text:p>
          </table:table-cell>
          <table:table-cell table:style-name="ce61" office:value-type="string" calcext:value-type="string">
            <text:p>ASM Arg 1</text:p>
          </table:table-cell>
          <table:table-cell table:style-name="ce61" office:value-type="string" calcext:value-type="string">
            <text:p>ASM Arg 2</text:p>
          </table:table-cell>
          <table:table-cell table:style-name="ce61" office:value-type="string" calcext:value-type="string">
            <text:p>ASM Arg 3</text:p>
          </table:table-cell>
          <table:table-cell table:style-name="ce61" office:value-type="string" calcext:value-type="string">
            <text:p>ASM Arg 4</text:p>
          </table:table-cell>
          <table:table-cell table:style-name="ce61" office:value-type="string" calcext:value-type="string">
            <text:p>END</text:p>
          </table:table-cell>
          <table:table-cell table:style-name="ce61" table:number-columns-repeated="1002"/>
        </table:table-row>
        <table:table-row table:style-name="ro2">
          <table:table-cell office:value-type="string" calcext:value-type="string">
            <text:p>LDSB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01" calcext:value-type="float">
            <text:p>00100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Load Signed Byte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1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r</text:p>
          </table:table-cell>
          <table:table-cell table:formula="of:=LOWER([.A2])" office:value-type="string" office:string-value="ldsb" calcext:value-type="string">
            <text:p>lds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DSH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10" calcext:value-type="float">
            <text:p>0010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Load Signed Halfword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1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r</text:p>
          </table:table-cell>
          <table:table-cell table:formula="of:=LOWER([.A3])" office:value-type="string" office:string-value="ldsh" calcext:value-type="string">
            <text:p>lds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DUB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" calcext:value-type="float">
            <text:p>00000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Load Unsigned Byte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1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r</text:p>
          </table:table-cell>
          <table:table-cell table:formula="of:=LOWER([.A4])" office:value-type="string" office:string-value="ldub" calcext:value-type="string">
            <text:p>ldu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DUH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" calcext:value-type="float">
            <text:p>0000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Load Unsigned Halfword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1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r</text:p>
          </table:table-cell>
          <table:table-cell table:formula="of:=LOWER([.A5])" office:value-type="string" office:string-value="lduh" calcext:value-type="string">
            <text:p>ldu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D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0" calcext:value-type="float">
            <text:p>00000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Load Word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1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r</text:p>
          </table:table-cell>
          <table:table-cell table:formula="of:=LOWER([.A6])" office:value-type="string" office:string-value="ld" calcext:value-type="string">
            <text:p>l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DD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1" calcext:value-type="float">
            <text:p>00001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Load Doubleword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1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r</text:p>
          </table:table-cell>
          <table:table-cell table:formula="of:=LOWER([.A7])" office:value-type="string" office:string-value="ldd" calcext:value-type="string">
            <text:p>ld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TB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1" calcext:value-type="float">
            <text:p>00010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Store Byte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B4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r</text:p>
          </table:table-cell>
          <table:table-cell table:formula="of:=LOWER([.A8])" office:value-type="string" office:string-value="stb" calcext:value-type="string">
            <text:p>st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TH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10" calcext:value-type="float">
            <text:p>0001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Store Halfword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B4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r</text:p>
          </table:table-cell>
          <table:table-cell table:formula="of:=LOWER([.A9])" office:value-type="string" office:string-value="sth" calcext:value-type="string">
            <text:p>st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T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0" calcext:value-type="float">
            <text:p>00010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Store Word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B4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r</text:p>
          </table:table-cell>
          <table:table-cell table:formula="of:=LOWER([.A10])" office:value-type="string" office:string-value="st" calcext:value-type="string">
            <text:p>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TD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11" calcext:value-type="float">
            <text:p>00011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Store Doubleword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B4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r</text:p>
          </table:table-cell>
          <table:table-cell table:formula="of:=LOWER([.A11])" office:value-type="string" office:string-value="std" calcext:value-type="string">
            <text:p>st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DSTUB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101" calcext:value-type="float">
            <text:p>00110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Atomic Load-Store Unsigned Byte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B7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r</text:p>
          </table:table-cell>
          <table:table-cell table:formula="of:=LOWER([.A12])" office:value-type="string" office:string-value="ldstub" calcext:value-type="string">
            <text:p>ldstu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WAP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111" calcext:value-type="float">
            <text:p>00111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SWAP register with memory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B8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table:style-name="ce31"/>
          <table:table-cell office:value-type="string" calcext:value-type="string">
            <text:p>rrr</text:p>
          </table:table-cell>
          <table:table-cell table:formula="of:=LOWER([.A13])" office:value-type="string" office:string-value="swap" calcext:value-type="string">
            <text:p>swa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AND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" calcext:value-type="float">
            <text:p>00000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And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r</text:p>
          </table:table-cell>
          <table:table-cell table:formula="of:=LOWER([.A14])" office:value-type="string" office:string-value="and" calcext:value-type="string">
            <text:p>an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ANDcc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001" calcext:value-type="float">
            <text:p>01000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And and modify icc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r</text:p>
          </table:table-cell>
          <table:table-cell table:formula="of:=LOWER([.A15])" office:value-type="string" office:string-value="andcc" calcext:value-type="string">
            <text:p>and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ANDN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1" calcext:value-type="float">
            <text:p>00010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And Not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r</text:p>
          </table:table-cell>
          <table:table-cell table:formula="of:=LOWER([.A16])" office:value-type="string" office:string-value="andn" calcext:value-type="string">
            <text:p>and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ANDNcc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101" calcext:value-type="float">
            <text:p>01010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And Not and modify icc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r</text:p>
          </table:table-cell>
          <table:table-cell table:formula="of:=LOWER([.A17])" office:value-type="string" office:string-value="andncc" calcext:value-type="string">
            <text:p>andn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OR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" calcext:value-type="float">
            <text:p>0000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Inclusive Or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r</text:p>
          </table:table-cell>
          <table:table-cell table:formula="of:=LOWER([.A18])" office:value-type="string" office:string-value="or" calcext:value-type="string">
            <text:p>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ORcc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010" calcext:value-type="float">
            <text:p>0100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Inclusive Or and modify icc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r</text:p>
          </table:table-cell>
          <table:table-cell table:formula="of:=LOWER([.A19])" office:value-type="string" office:string-value="orcc" calcext:value-type="string">
            <text:p>or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ORN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10" calcext:value-type="float">
            <text:p>0001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Inclusive Or Not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r</text:p>
          </table:table-cell>
          <table:table-cell table:formula="of:=LOWER([.A20])" office:value-type="string" office:string-value="orn" calcext:value-type="string">
            <text:p>or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ORNcc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110" calcext:value-type="float">
            <text:p>0101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Inclusive Or Not and modify icc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r</text:p>
          </table:table-cell>
          <table:table-cell table:formula="of:=LOWER([.A21])" office:value-type="string" office:string-value="orncc" calcext:value-type="string">
            <text:p>orn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XOR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1" calcext:value-type="float">
            <text:p>00001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Exclusive Or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r</text:p>
          </table:table-cell>
          <table:table-cell table:formula="of:=LOWER([.A22])" office:value-type="string" office:string-value="xor" calcext:value-type="string">
            <text:p>x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XORcc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011" calcext:value-type="float">
            <text:p>01001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Exclusive Or and modify icc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r</text:p>
          </table:table-cell>
          <table:table-cell table:formula="of:=LOWER([.A23])" office:value-type="string" office:string-value="xorcc" calcext:value-type="string">
            <text:p>xor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XNOR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11" calcext:value-type="float">
            <text:p>00011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Exclusive Nor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r</text:p>
          </table:table-cell>
          <table:table-cell table:formula="of:=LOWER([.A24])" office:value-type="string" office:string-value="xnor" calcext:value-type="string">
            <text:p>xn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XNORcc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111" calcext:value-type="float">
            <text:p>01011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Exclusive Nor and modify icc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r</text:p>
          </table:table-cell>
          <table:table-cell table:formula="of:=LOWER([.A25])" office:value-type="string" office:string-value="xnorcc" calcext:value-type="string">
            <text:p>xnor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LL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0101" calcext:value-type="float">
            <text:p>10010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Shift Left Logical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B12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r</text:p>
          </table:table-cell>
          <table:table-cell table:formula="of:=LOWER([.A26])" office:value-type="string" office:string-value="sll" calcext:value-type="string">
            <text:p>s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RL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0110" calcext:value-type="float">
            <text:p>1001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Shift Right Logical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B12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r</text:p>
          </table:table-cell>
          <table:table-cell table:formula="of:=LOWER([.A27])" office:value-type="string" office:string-value="srl" calcext:value-type="string">
            <text:p>sr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RA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0111" calcext:value-type="float">
            <text:p>10011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Shift Right Arithmetic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B12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r</text:p>
          </table:table-cell>
          <table:table-cell table:formula="of:=LOWER([.A28])" office:value-type="string" office:string-value="sra" calcext:value-type="string">
            <text:p>sr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ADD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0" calcext:value-type="float">
            <text:p>00000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Add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B13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r</text:p>
          </table:table-cell>
          <table:table-cell table:formula="of:=LOWER([.A29])" office:value-type="string" office:string-value="add" calcext:value-type="string">
            <text:p>ad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ADDcc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000" calcext:value-type="float">
            <text:p>01000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Add and modify icc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B13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r</text:p>
          </table:table-cell>
          <table:table-cell table:formula="of:=LOWER([.A30])" office:value-type="string" office:string-value="addcc" calcext:value-type="string">
            <text:p>add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ADDX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00" calcext:value-type="float">
            <text:p>00100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Add with Carry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B13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r</text:p>
          </table:table-cell>
          <table:table-cell table:formula="of:=LOWER([.A31])" office:value-type="string" office:string-value="addx" calcext:value-type="string">
            <text:p>add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ADDXcc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1000" calcext:value-type="float">
            <text:p>01100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Add with Carry and modify icc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B13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r</text:p>
          </table:table-cell>
          <table:table-cell table:formula="of:=LOWER([.A32])" office:value-type="string" office:string-value="addxcc" calcext:value-type="string">
            <text:p>addx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ADDcc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0000" calcext:value-type="float">
            <text:p>10000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Tagged Add and modify icc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B14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r</text:p>
          </table:table-cell>
          <table:table-cell table:formula="of:=LOWER([.A33])" office:value-type="string" office:string-value="taddcc" calcext:value-type="string">
            <text:p>tadd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ADDccTV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0010" calcext:value-type="float">
            <text:p>1000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Tagged Add, modify icc and Trap on Overflow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B14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r</text:p>
          </table:table-cell>
          <table:table-cell table:formula="of:=LOWER([.A34])" office:value-type="string" office:string-value="taddcctv" calcext:value-type="string">
            <text:p>taddcct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UB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0" calcext:value-type="float">
            <text:p>00010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Subtract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B15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r</text:p>
          </table:table-cell>
          <table:table-cell table:formula="of:=LOWER([.A35])" office:value-type="string" office:string-value="sub" calcext:value-type="string">
            <text:p>su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UBcc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100" calcext:value-type="float">
            <text:p>01010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Subtract and modify icc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B15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r</text:p>
          </table:table-cell>
          <table:table-cell table:formula="of:=LOWER([.A36])" office:value-type="string" office:string-value="subcc" calcext:value-type="string">
            <text:p>sub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UBX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100" calcext:value-type="float">
            <text:p>00110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Subtract with Carry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B15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r</text:p>
          </table:table-cell>
          <table:table-cell table:formula="of:=LOWER([.A37])" office:value-type="string" office:string-value="subx" calcext:value-type="string">
            <text:p>sub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UBXcc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1100" calcext:value-type="float">
            <text:p>01110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Subtract with Carry and modify icc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B15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r</text:p>
          </table:table-cell>
          <table:table-cell table:formula="of:=LOWER([.A38])" office:value-type="string" office:string-value="subxcc" calcext:value-type="string">
            <text:p>subx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SUBcc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0001" calcext:value-type="float">
            <text:p>10000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Tagged Subtract and modify icc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B16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r</text:p>
          </table:table-cell>
          <table:table-cell table:formula="of:=LOWER([.A39])" office:value-type="string" office:string-value="tsubcc" calcext:value-type="string">
            <text:p>tsub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SUBccTV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0011" calcext:value-type="float">
            <text:p>10001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Tagged Subtract, modify icc and Trap on Overflow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B16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r</text:p>
          </table:table-cell>
          <table:table-cell table:formula="of:=LOWER([.A40])" office:value-type="string" office:string-value="tsubcctv" calcext:value-type="string">
            <text:p>tsubcct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MULScc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0100" calcext:value-type="float">
            <text:p>10010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Multiply Step and modify icc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B17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r</text:p>
          </table:table-cell>
          <table:table-cell table:formula="of:=LOWER([.A41])" office:value-type="string" office:string-value="mulscc" calcext:value-type="string">
            <text:p>muls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UMUL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10" calcext:value-type="float">
            <text:p>0010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Unsigned Integer Multiply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B18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r</text:p>
          </table:table-cell>
          <table:table-cell table:formula="of:=LOWER([.A42])" office:value-type="string" office:string-value="umul" calcext:value-type="string">
            <text:p>umu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MUL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11" calcext:value-type="float">
            <text:p>00101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Signed Integer Multiply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B18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r</text:p>
          </table:table-cell>
          <table:table-cell table:formula="of:=LOWER([.A43])" office:value-type="string" office:string-value="smul" calcext:value-type="string">
            <text:p>smu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UMULcc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1010" calcext:value-type="float">
            <text:p>0110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Unsigned Integer Multiply and modify icc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B18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r</text:p>
          </table:table-cell>
          <table:table-cell table:formula="of:=LOWER([.A44])" office:value-type="string" office:string-value="umulcc" calcext:value-type="string">
            <text:p>umul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MULcc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1011" calcext:value-type="float">
            <text:p>01101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Signed Integer Multiply and modify icc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B18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r</text:p>
          </table:table-cell>
          <table:table-cell table:formula="of:=LOWER([.A45])" office:value-type="string" office:string-value="smulcc" calcext:value-type="string">
            <text:p>smul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UDIV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110" calcext:value-type="float">
            <text:p>0011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Unsigned Integer Divide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B19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r</text:p>
          </table:table-cell>
          <table:table-cell table:formula="of:=LOWER([.A46])" office:value-type="string" office:string-value="udiv" calcext:value-type="string">
            <text:p>udi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DIV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111" calcext:value-type="float">
            <text:p>00111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Signed Integer Divide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B19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r</text:p>
          </table:table-cell>
          <table:table-cell table:formula="of:=LOWER([.A47])" office:value-type="string" office:string-value="sdiv" calcext:value-type="string">
            <text:p>sdi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UDIVcc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1110" calcext:value-type="float">
            <text:p>0111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Unsigned Integer Divide and modify icc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B19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r</text:p>
          </table:table-cell>
          <table:table-cell table:formula="of:=LOWER([.A48])" office:value-type="string" office:string-value="udivcc" calcext:value-type="string">
            <text:p>udiv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DIVcc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1111" calcext:value-type="float">
            <text:p>01111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Signed Integer Divide and modify icc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B19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r</text:p>
          </table:table-cell>
          <table:table-cell table:formula="of:=LOWER([.A49])" office:value-type="string" office:string-value="sdivcc" calcext:value-type="string">
            <text:p>sdiv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AVE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11100" calcext:value-type="float">
            <text:p>11110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Save caller’s window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B20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r</text:p>
          </table:table-cell>
          <table:table-cell table:formula="of:=LOWER([.A50])" office:value-type="string" office:string-value="save" calcext:value-type="string">
            <text:p>sav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RESTORE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11101" calcext:value-type="float">
            <text:p>11110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Restore caller’s window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B20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r</text:p>
          </table:table-cell>
          <table:table-cell table:formula="of:=LOWER([.A51])" office:value-type="string" office:string-value="restore" calcext:value-type="string">
            <text:p>resto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JMPL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11000" calcext:value-type="float">
            <text:p>11100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Jump and Link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B25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r</text:p>
          </table:table-cell>
          <table:table-cell table:formula="of:=LOWER([.A52])" office:value-type="string" office:string-value="jmpl" calcext:value-type="string">
            <text:p>jmp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RETT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11001" calcext:value-type="float">
            <text:p>11100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Return from Trap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B26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4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</text:p>
          </table:table-cell>
          <table:table-cell table:formula="of:=LOWER([.A53])" office:value-type="string" office:string-value="rett" calcext:value-type="string">
            <text:p>ret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A</text:p>
          </table:table-cell>
          <table:table-cell table:style-name="ce31" office:value-type="string" calcext:value-type="string">
            <text:p>op3</text:p>
          </table:table-cell>
          <table:table-cell table:style-name="ce33" office:value-type="float" office:value="111010" calcext:value-type="float">
            <text:p>1110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Trap Always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37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</text:p>
          </table:table-cell>
          <table:table-cell table:formula="of:=LOWER([.A54])" office:value-type="string" office:string-value="ta" calcext:value-type="string">
            <text:p>t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N</text:p>
          </table:table-cell>
          <table:table-cell table:style-name="ce31" office:value-type="string" calcext:value-type="string">
            <text:p>op3</text:p>
          </table:table-cell>
          <table:table-cell table:style-name="ce33" office:value-type="float" office:value="111010" calcext:value-type="float">
            <text:p>1110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Trap Never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37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table:style-name="ce31"/>
          <table:table-cell office:value-type="string" calcext:value-type="string">
            <text:p>rr</text:p>
          </table:table-cell>
          <table:table-cell table:formula="of:=LOWER([.A55])" office:value-type="string" office:string-value="tn" calcext:value-type="string">
            <text:p>t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NE</text:p>
          </table:table-cell>
          <table:table-cell table:style-name="ce31" office:value-type="string" calcext:value-type="string">
            <text:p>op3</text:p>
          </table:table-cell>
          <table:table-cell table:style-name="ce33" office:value-type="float" office:value="111010" calcext:value-type="float">
            <text:p>1110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Trap on Not Equal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37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</text:p>
          </table:table-cell>
          <table:table-cell table:formula="of:=LOWER([.A56])" office:value-type="string" office:string-value="tne" calcext:value-type="string">
            <text:p>t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E</text:p>
          </table:table-cell>
          <table:table-cell table:style-name="ce31" office:value-type="string" calcext:value-type="string">
            <text:p>op3</text:p>
          </table:table-cell>
          <table:table-cell table:style-name="ce33" office:value-type="float" office:value="111010" calcext:value-type="float">
            <text:p>1110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Trap on Equal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37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</text:p>
          </table:table-cell>
          <table:table-cell table:formula="of:=LOWER([.A57])" office:value-type="string" office:string-value="te" calcext:value-type="string">
            <text:p>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G</text:p>
          </table:table-cell>
          <table:table-cell table:style-name="ce31" office:value-type="string" calcext:value-type="string">
            <text:p>op3</text:p>
          </table:table-cell>
          <table:table-cell table:style-name="ce33" office:value-type="float" office:value="111010" calcext:value-type="float">
            <text:p>1110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Trap on Greater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37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</text:p>
          </table:table-cell>
          <table:table-cell table:formula="of:=LOWER([.A58])" office:value-type="string" office:string-value="tg" calcext:value-type="string">
            <text:p>t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LE</text:p>
          </table:table-cell>
          <table:table-cell table:style-name="ce31" office:value-type="string" calcext:value-type="string">
            <text:p>op3</text:p>
          </table:table-cell>
          <table:table-cell table:style-name="ce33" office:value-type="float" office:value="111010" calcext:value-type="float">
            <text:p>1110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Trap on Less or Equal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37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</text:p>
          </table:table-cell>
          <table:table-cell table:formula="of:=LOWER([.A59])" office:value-type="string" office:string-value="tle" calcext:value-type="string">
            <text:p>t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GE</text:p>
          </table:table-cell>
          <table:table-cell table:style-name="ce31" office:value-type="string" calcext:value-type="string">
            <text:p>op3</text:p>
          </table:table-cell>
          <table:table-cell table:style-name="ce33" office:value-type="float" office:value="111010" calcext:value-type="float">
            <text:p>1110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Trap on Greater or Equal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37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</text:p>
          </table:table-cell>
          <table:table-cell table:formula="of:=LOWER([.A60])" office:value-type="string" office:string-value="tge" calcext:value-type="string">
            <text:p>t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L</text:p>
          </table:table-cell>
          <table:table-cell table:style-name="ce31" office:value-type="string" calcext:value-type="string">
            <text:p>op3</text:p>
          </table:table-cell>
          <table:table-cell table:style-name="ce33" office:value-type="float" office:value="111010" calcext:value-type="float">
            <text:p>1110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Trap on Less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37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</text:p>
          </table:table-cell>
          <table:table-cell table:formula="of:=LOWER([.A61])" office:value-type="string" office:string-value="tl" calcext:value-type="string">
            <text:p>t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GU</text:p>
          </table:table-cell>
          <table:table-cell table:style-name="ce31" office:value-type="string" calcext:value-type="string">
            <text:p>op3</text:p>
          </table:table-cell>
          <table:table-cell table:style-name="ce33" office:value-type="float" office:value="111010" calcext:value-type="float">
            <text:p>1110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Trap on Greater Unsigned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37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</text:p>
          </table:table-cell>
          <table:table-cell table:formula="of:=LOWER([.A62])" office:value-type="string" office:string-value="tgu" calcext:value-type="string">
            <text:p>tg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LEU</text:p>
          </table:table-cell>
          <table:table-cell table:style-name="ce31" office:value-type="string" calcext:value-type="string">
            <text:p>op3</text:p>
          </table:table-cell>
          <table:table-cell table:style-name="ce33" office:value-type="float" office:value="111010" calcext:value-type="float">
            <text:p>1110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Trap on Less or Equal Unsigned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37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</text:p>
          </table:table-cell>
          <table:table-cell table:formula="of:=LOWER([.A63])" office:value-type="string" office:string-value="tleu" calcext:value-type="string">
            <text:p>tle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CC</text:p>
          </table:table-cell>
          <table:table-cell table:style-name="ce31" office:value-type="string" calcext:value-type="string">
            <text:p>op3</text:p>
          </table:table-cell>
          <table:table-cell table:style-name="ce33" office:value-type="float" office:value="111010" calcext:value-type="float">
            <text:p>1110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Trap on Carry Clear (Greater than or Equal, Unsigned)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37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</text:p>
          </table:table-cell>
          <table:table-cell table:formula="of:=LOWER([.A64])" office:value-type="string" office:string-value="tcc" calcext:value-type="string">
            <text:p>tc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CS</text:p>
          </table:table-cell>
          <table:table-cell table:style-name="ce31" office:value-type="string" calcext:value-type="string">
            <text:p>op3</text:p>
          </table:table-cell>
          <table:table-cell table:style-name="ce33" office:value-type="float" office:value="111010" calcext:value-type="float">
            <text:p>1110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Trap on Carry Set (Less Than, Unsigned)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37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</text:p>
          </table:table-cell>
          <table:table-cell table:formula="of:=LOWER([.A65])" office:value-type="string" office:string-value="tcs" calcext:value-type="string">
            <text:p>tc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POS</text:p>
          </table:table-cell>
          <table:table-cell table:style-name="ce31" office:value-type="string" calcext:value-type="string">
            <text:p>op3</text:p>
          </table:table-cell>
          <table:table-cell table:style-name="ce33" office:value-type="float" office:value="111010" calcext:value-type="float">
            <text:p>1110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Trap on Positive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37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</text:p>
          </table:table-cell>
          <table:table-cell table:formula="of:=LOWER([.A66])" office:value-type="string" office:string-value="tpos" calcext:value-type="string">
            <text:p>t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NEG</text:p>
          </table:table-cell>
          <table:table-cell table:style-name="ce31" office:value-type="string" calcext:value-type="string">
            <text:p>op3</text:p>
          </table:table-cell>
          <table:table-cell table:style-name="ce33" office:value-type="float" office:value="111010" calcext:value-type="float">
            <text:p>1110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Trap on Negative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37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</text:p>
          </table:table-cell>
          <table:table-cell table:formula="of:=LOWER([.A67])" office:value-type="string" office:string-value="tneg" calcext:value-type="string">
            <text:p>tne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VC</text:p>
          </table:table-cell>
          <table:table-cell table:style-name="ce31" office:value-type="string" calcext:value-type="string">
            <text:p>op3</text:p>
          </table:table-cell>
          <table:table-cell table:style-name="ce33" office:value-type="float" office:value="111010" calcext:value-type="float">
            <text:p>1110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Trap on Overflow Clear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37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</text:p>
          </table:table-cell>
          <table:table-cell table:formula="of:=LOWER([.A68])" office:value-type="string" office:string-value="tvc" calcext:value-type="string">
            <text:p>tv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VS</text:p>
          </table:table-cell>
          <table:table-cell table:style-name="ce31" office:value-type="string" calcext:value-type="string">
            <text:p>op3</text:p>
          </table:table-cell>
          <table:table-cell table:style-name="ce33" office:value-type="float" office:value="111010" calcext:value-type="float">
            <text:p>1110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Trap on Overflow Set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37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</text:p>
          </table:table-cell>
          <table:table-cell table:formula="of:=LOWER([.A69])" office:value-type="string" office:string-value="tvs" calcext:value-type="string">
            <text:p>tv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LUSH</text:p>
          </table:table-cell>
          <table:table-cell table:style-name="ce31" office:value-type="string" calcext:value-type="string">
            <text:p>op3</text:p>
          </table:table-cell>
          <table:table-cell table:style-name="ce31" office:value-type="float" office:value="111011" calcext:value-type="float">
            <text:p>11101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Flush Instruction Memory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B32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4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</text:p>
          </table:table-cell>
          <table:table-cell table:formula="of:=LOWER([.A70])" office:value-type="string" office:string-value="flush" calcext:value-type="string">
            <text:p>flus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 table:number-rows-repeated="52">
          <table:table-cell table:number-columns-repeated="1024"/>
        </table:table-row>
        <table:table-row table:style-name="ro2" table:number-rows-repeated="2">
          <table:table-cell table:number-columns-repeated="6"/>
          <table:table-cell table:style-name="ce11" table:number-columns-repeated="2"/>
          <table:table-cell table:number-columns-repeated="1016"/>
        </table:table-row>
        <table:table-row table:style-name="ro2" table:number-rows-repeated="104845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22P0"/>
    </number:currency-style>
    <number:number-style style:name="N123">
      <number:number number:decimal-places="0" loext:min-decimal-places="0" number:min-integer-digits="4"/>
    </number:number-style>
    <number:number-style style:name="N124">
      <number:number number:decimal-places="0" loext:min-decimal-places="0" number:min-integer-digits="2"/>
    </number:number-style>
    <number:number-style style:name="N125">
      <number:number number:decimal-places="0" loext:min-decimal-places="0" number:min-integer-digits="6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841.89pt" fo:page-height="595.3pt" style:num-format="1" style:print-orientation="landscape" style:scale-to="75%" style:table-centering="both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5">00/00/0000</text:date>, <text:time style:data-style-name="N2" text:time-value="16:03:14.37085130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6-25T16:06:46.075869088</dc:date>
    <meta:editing-duration>P3DT10H3M56S</meta:editing-duration>
    <meta:editing-cycles>334</meta:editing-cycles>
    <meta:generator>LibreOffice/6.0.7.3$Linux_X86_64 LibreOffice_project/00m0$Build-3</meta:generator>
    <meta:document-statistic meta:table-count="1" meta:cell-count="1384" meta:object-count="0"/>
  </office:meta>
</office:document-meta>
</file>